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f92" officeooo:paragraph-rsid="00031f92"/>
    </style:style>
    <style:style style:name="P2" style:family="paragraph" style:parent-style-name="Standard">
      <style:text-properties officeooo:rsid="00031f92" officeooo:paragraph-rsid="000581f3"/>
    </style:style>
    <style:style style:name="P3" style:family="paragraph" style:parent-style-name="Standard">
      <style:text-properties officeooo:rsid="00031f92" officeooo:paragraph-rsid="0005bace"/>
    </style:style>
    <style:style style:name="P4" style:family="paragraph" style:parent-style-name="Standard">
      <style:text-properties officeooo:rsid="00031f92" officeooo:paragraph-rsid="0005eb52"/>
    </style:style>
    <style:style style:name="P5" style:family="paragraph" style:parent-style-name="Standard">
      <style:text-properties officeooo:rsid="00031f92" officeooo:paragraph-rsid="00060bec"/>
    </style:style>
    <style:style style:name="P6" style:family="paragraph" style:parent-style-name="Standard">
      <style:text-properties officeooo:rsid="00045ac7" officeooo:paragraph-rsid="00045ac7"/>
    </style:style>
    <style:style style:name="P7" style:family="paragraph" style:parent-style-name="Standard">
      <style:text-properties officeooo:rsid="00045ac7" officeooo:paragraph-rsid="000581f3"/>
    </style:style>
    <style:style style:name="P8" style:family="paragraph" style:parent-style-name="Standard">
      <style:text-properties officeooo:rsid="00045ac7" officeooo:paragraph-rsid="00060bec"/>
    </style:style>
    <style:style style:name="P9" style:family="paragraph" style:parent-style-name="Standard">
      <style:text-properties officeooo:rsid="00045ac7" officeooo:paragraph-rsid="000896f7"/>
    </style:style>
    <style:style style:name="P10" style:family="paragraph" style:parent-style-name="Standard">
      <style:text-properties officeooo:rsid="000581f3" officeooo:paragraph-rsid="000581f3"/>
    </style:style>
    <style:style style:name="P11" style:family="paragraph" style:parent-style-name="Standard">
      <style:text-properties officeooo:rsid="000581f3" officeooo:paragraph-rsid="0005bace"/>
    </style:style>
    <style:style style:name="P12" style:family="paragraph" style:parent-style-name="Standard">
      <style:text-properties officeooo:rsid="0005bace" officeooo:paragraph-rsid="0005bace"/>
    </style:style>
    <style:style style:name="P13" style:family="paragraph" style:parent-style-name="Standard">
      <style:text-properties officeooo:rsid="0005eb52" officeooo:paragraph-rsid="0005eb52"/>
    </style:style>
    <style:style style:name="P14" style:family="paragraph" style:parent-style-name="Standard">
      <style:text-properties officeooo:rsid="00060bec" officeooo:paragraph-rsid="00060bec"/>
    </style:style>
    <style:style style:name="P15" style:family="paragraph" style:parent-style-name="Standard">
      <style:text-properties officeooo:rsid="000e5275" officeooo:paragraph-rsid="000e5275"/>
    </style:style>
    <style:style style:name="P16" style:family="paragraph" style:parent-style-name="Standard">
      <style:text-properties officeooo:paragraph-rsid="000e5275"/>
    </style:style>
    <style:style style:name="P17" style:family="paragraph" style:parent-style-name="Preformatted_20_Text">
      <style:text-properties officeooo:rsid="000e5275" officeooo:paragraph-rsid="000e5275"/>
    </style:style>
    <style:style style:name="P18" style:family="paragraph" style:parent-style-name="Preformatted_20_Text">
      <style:text-properties officeooo:rsid="000ed5b0" officeooo:paragraph-rsid="000ed5b0"/>
    </style:style>
    <style:style style:name="P19" style:family="paragraph" style:parent-style-name="Preformatted_20_Text">
      <style:text-properties officeooo:rsid="00101610" officeooo:paragraph-rsid="00101610"/>
    </style:style>
    <style:style style:name="T1" style:family="text">
      <style:text-properties officeooo:rsid="000581f3"/>
    </style:style>
    <style:style style:name="T2" style:family="text">
      <style:text-properties officeooo:rsid="0005eb52"/>
    </style:style>
    <style:style style:name="T3" style:family="text">
      <style:text-properties officeooo:rsid="00060bec"/>
    </style:style>
    <style:style style:name="T4" style:family="text">
      <style:text-properties officeooo:rsid="000e52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rameters V4</text:p>
      <text:p text:style-name="P1">4 6</text:p>
      <text:p text:style-name="P1">0 1</text:p>
      <text:p text:style-name="P1">0 2</text:p>
      <text:p text:style-name="P1">0 3</text:p>
      <text:p text:style-name="P1">1 2</text:p>
      <text:p text:style-name="P1">1 3</text:p>
      <text:p text:style-name="P1">2 3</text:p>
      <text:p text:style-name="P1">5 1000 8 4</text:p>
      <text:p text:style-name="P1">0.5 0.01</text:p>
      <text:p text:style-name="P1">20</text:p>
      <text:p text:style-name="P1"/>
      <text:p text:style-name="P6">results V4</text:p>
      <text:p text:style-name="P6">[[ 0.11644042 0.11802427 -0.30297643 -0.22087452 -0.29737929 -0.11293247</text:p>
      <text:p text:style-name="P6"><text:s text:c="3"/>0.02444955 0.2523922 <text:s/>0.19276462 0.6162694 ]</text:p>
      <text:p text:style-name="P6">好数据 [-0.4065456 -0.12525147 -0.01151689 0.11225396 <text:s/>0.25431895 <text:s/>0.2696904</text:p>
      <text:p text:style-name="P6"><text:s text:c="2"/>-0.20619865 -0.19346216 -0.2776317 <text:s/>-0.2710852 ]</text:p>
      <text:p text:style-name="P6"><text:s/>[ 0.2126229 <text:s/>-0.22192 <text:s text:c="3"/>-0.24498446 -0.09571311 <text:s/>0.31180805 -0.12592639</text:p>
      <text:p text:style-name="P6"><text:s text:c="3"/>0.25673664 <text:s/>0.28215188 -0.3669706 <text:s/>-0.5768795 ]</text:p>
      <text:p text:style-name="P6"><text:s/>[-0.27683917 -0.31429642 <text:s/>0.00992251 -0.13247657 -0.27937457 <text:s/>0.16453087</text:p>
      <text:p text:style-name="P6"><text:s text:c="3"/>0.02969306 <text:s/>0.20854451 <text:s/>0.11363601 <text:s/>0.48224014]</text:p>
      <text:p text:style-name="P6"><text:s/>[ 0.38916424 <text:s/>0.04294847 -0.24303369 -0.35465527 <text:s/>0.1814961 <text:s/>-0.23347034</text:p>
      <text:p text:style-name="P6"><text:s text:c="3"/>0.26335204 <text:s/>0.35285053 <text:s/>0.3379215 <text:s/>-0.23379405]</text:p>
      <text:p text:style-name="P6"><text:s/>[-0.41134652 -0.18138452 -0.17710938 -0.03818329 -0.07613 <text:s text:c="4"/>0.17929395</text:p>
      <text:p text:style-name="P6"><text:s text:c="3"/>0.16590896 <text:s/>0.3045171 <text:s text:c="2"/>0.09553114 <text:s/>0.07885173]</text:p>
      <text:p text:style-name="P6"><text:s/>[-0.19184475 -0.263753 <text:s text:c="2"/>-0.14190447 -0.08192958 -0.2932031 <text:s text:c="2"/>0.16658065</text:p>
      <text:p text:style-name="P6"><text:s text:c="3"/>0.0041492 <text:s text:c="2"/>0.10091572 <text:s/>0.2287787 <text:s text:c="2"/>0.474561 <text:s/>]</text:p>
      <text:p text:style-name="P6"><text:s/>[-0.22004704 <text:s/>0.42077258 <text:s/>0.10755432 <text:s/>0.01431381 <text:s/>0.25470582 <text:s/>0.12706508</text:p>
      <text:p text:style-name="P6"><text:s text:c="2"/>-0.34374768 -0.36104378 -0.17577145 -0.27547386]]</text:p>
      <text:p text:style-name="P6"/>
      <text:p text:style-name="P6">parameters V6 <text:span text:style-name="T3">1</text:span></text:p>
      <text:p text:style-name="P6">6 9</text:p>
      <text:p text:style-name="P6">0 1</text:p>
      <text:p text:style-name="P6">0 2</text:p>
      <text:p text:style-name="P6">0 3</text:p>
      <text:p text:style-name="P6">1 4</text:p>
      <text:p text:style-name="P6">1 5</text:p>
      <text:p text:style-name="P10">2 4</text:p>
      <text:p text:style-name="P10">2 5</text:p>
      <text:p text:style-name="P6">3 4</text:p>
      <text:p text:style-name="P6">3 5</text:p>
      <text:p text:style-name="P2">5 1000 8 4</text:p>
      <text:p text:style-name="P2">0.5 0.01</text:p>
      <text:p text:style-name="P2">20</text:p>
      <text:p text:style-name="P6">results V<text:span text:style-name="T1">6 1</text:span></text:p>
      <text:p text:style-name="P6">[ 0.99884593 <text:s/>0.6750188 <text:s text:c="2"/>0.73639894 <text:s/>0.68545413 <text:s/>0.39090502 -0.11924402</text:p>
      <text:p text:style-name="P6"><text:s text:c="2"/>-0.20156398 -0.19093268 -0.2387055 <text:s/>-0.35123426]</text:p>
      <text:p text:style-name="P6"><text:s/>[ 1.0673778 <text:s text:c="2"/>1.04056 <text:s text:c="3"/>-0.05137548 <text:s/>0.870726 <text:s text:c="3"/>0.44732195 -0.1412568</text:p>
      <text:p text:style-name="P6"><text:s text:c="2"/>-0.27060243 <text:s/>0.1678261 <text:s/>-0.45721468 -0.37717956]</text:p>
      <text:p text:style-name="P6"><text:s/>[-0.749711 <text:s text:c="2"/>-0.6890712 <text:s/>-0.8641878 <text:s/>-0.77659684 -0.43350112 <text:s/>0.09467135</text:p>
      <text:p text:style-name="P6"><text:soft-page-break/><text:s text:c="3"/>0.12602787 <text:s/>0.23519227 <text:s/>0.25697145 <text:s/>0.36656183]</text:p>
      <text:p text:style-name="P6"><text:s/>[-0.74363136 -0.6439357 <text:s/>-0.8731031 <text:s/>-0.7976629 <text:s/>-0.43920967 <text:s/>0.09946819</text:p>
      <text:p text:style-name="P6"><text:s text:c="3"/>0.11485562 <text:s/>0.23233978 <text:s/>0.2614828 <text:s text:c="2"/>0.3701148 ]</text:p>
      <text:p text:style-name="P6"><text:s/>[-0.15519387 <text:s/>0.7807068 <text:s text:c="2"/>0.7747302 <text:s text:c="2"/>0.75384367 <text:s/>0.4410922 <text:s text:c="2"/>0.25945836</text:p>
      <text:p text:style-name="P6"><text:s text:c="2"/>-0.40944612 -0.20740461 -0.23702087 -0.3559163 ]</text:p>
      <text:p text:style-name="P6"><text:s/>[ 0.17666765 -0.79365903 -0.86331695 -0.72954035 -0.40916803 -0.22906175</text:p>
      <text:p text:style-name="P6"><text:s text:c="3"/>0.37139145 <text:s/>0.2297679 <text:s text:c="2"/>0.25577083 <text:s/>0.34880924]</text:p>
      <text:p text:style-name="P6"><text:s/>[ 0.16156495 -0.8101268 <text:s/>-0.8427207 <text:s/>-0.7139421 <text:s/>-0.41049275 -0.24947807</text:p>
      <text:p text:style-name="P6"><text:s text:c="3"/>0.3982498 <text:s text:c="2"/>0.22722661 <text:s/>0.24870089 <text:s/>0.34513694]</text:p>
      <text:p text:style-name="P6"><text:s/>[-0.20831132 <text:s/>0.66464543 <text:s/>0.86672485 <text:s/>0.8024717 <text:s text:c="2"/>0.44174027 <text:s/>0.21539322</text:p>
      <text:p text:style-name="P6"><text:s text:c="2"/>-0.33229357 -0.21212249 -0.26305643 -0.363683 <text:s/>]</text:p>
      <text:p text:style-name="P6"/>
      <text:p text:style-name="P8">parameters V6 <text:span text:style-name="T3">2</text:span></text:p>
      <text:p text:style-name="P8">6 9</text:p>
      <text:p text:style-name="P8">0 1</text:p>
      <text:p text:style-name="P8">0 2</text:p>
      <text:p text:style-name="P14">1 2</text:p>
      <text:p text:style-name="P14">3 4</text:p>
      <text:p text:style-name="P14">3 5</text:p>
      <text:p text:style-name="P14">4 5</text:p>
      <text:p text:style-name="P14">0 3</text:p>
      <text:p text:style-name="P14">1 4</text:p>
      <text:p text:style-name="P14">2 5</text:p>
      <text:p text:style-name="P5">5 1000 8 4</text:p>
      <text:p text:style-name="P5">0.5 0.01</text:p>
      <text:p text:style-name="P5">20</text:p>
      <text:p text:style-name="P8">results V<text:span text:style-name="T1">6 2</text:span></text:p>
      <text:p text:style-name="P9">[-0.36477804 <text:s/>0.73848027 <text:s/>0.6503063 <text:s text:c="2"/>0.3674067 <text:s text:c="2"/>0.18677099 <text:s/>0.14739221</text:p>
      <text:p text:style-name="P9"><text:s text:c="2"/>-0.30419135 -0.35810608 -0.5106516 <text:s/>-0.6235077 ]</text:p>
      <text:p text:style-name="P9"><text:s/>[ 0.11826435 -0.9361728 <text:s/>-0.6568418 <text:s/>-0.33363566 -0.16929883 -0.33307347</text:p>
      <text:p text:style-name="P9"><text:s text:c="3"/>0.56167424 <text:s/>0.39486778 <text:s/>0.55219865 <text:s/>0.6456107 ]</text:p>
      <text:p text:style-name="P9"><text:s/>[ 0.11783452 -0.9369396 <text:s/>-0.65716296 -0.33360013 -0.16927873 -0.33456185</text:p>
      <text:p text:style-name="P9"><text:s text:c="3"/>0.5632971 <text:s text:c="2"/>0.3950328 <text:s text:c="2"/>0.55245817 <text:s/>0.6458262 ]</text:p>
      <text:p text:style-name="P9"><text:s/>[-1.0775927 <text:s/>-0.805547 <text:s text:c="2"/>-0.43053892 <text:s/>0.3675169 <text:s/>-0.3043383 <text:s text:c="2"/>0.13931994</text:p>
      <text:p text:style-name="P9"><text:s text:c="3"/>0.35645404 <text:s/>0.24305111 -0.28080097 <text:s/>0.8140678 ]</text:p>
      <text:p text:style-name="P9"><text:s/>[-0.9330937 <text:s/>-0.74621826 -0.5791894 <text:s/>-0.3158536 <text:s/>-0.17872506 <text:s/>0.12058774</text:p>
      <text:p text:style-name="P9"><text:s text:c="3"/>0.26164094 <text:s/>0.36899072 <text:s/>0.5318862 <text:s text:c="2"/>0.643574 <text:s/>]</text:p>
      <text:p text:style-name="P9"><text:s/>[ 1.0457855 <text:s text:c="2"/>0.80569756 <text:s/>0.54629457 <text:s/>0.28245375 <text:s/>0.17482233 -0.13705982</text:p>
      <text:p text:style-name="P9"><text:s text:c="2"/>-0.31910184 -0.39812383 -0.5526691 <text:s/>-0.6390095 ]</text:p>
      <text:p text:style-name="P9"><text:s/>[-1.0398599 <text:s/>-0.79988486 -0.5438217 <text:s/>-0.2825978 <text:s/>-0.17367308 <text:s/>0.1369321</text:p>
      <text:p text:style-name="P9"><text:s text:c="3"/>0.31690243 <text:s/>0.39616698 <text:s/>0.5503209 <text:s text:c="2"/>0.6380235 ]</text:p>
      <text:p text:style-name="P9"><text:s/>[-0.5906196 <text:s/>-0.8033274 <text:s/>-0.67541337 -0.36855417 -0.18817595 <text:s/>0.09052686</text:p>
      <text:p text:style-name="P9"><text:s text:c="3"/>0.16094014 <text:s/>0.37449613 <text:s/>0.522721 <text:s text:c="3"/>0.6415645 ]</text:p>
      <text:p text:style-name="P6"/>
      <text:p text:style-name="P7">parameters V<text:span text:style-name="T1">8 1</text:span></text:p>
      <text:p text:style-name="P10">8 12</text:p>
      <text:p text:style-name="P10">0 1</text:p>
      <text:p text:style-name="P10">0 2</text:p>
      <text:p text:style-name="P10">0 3</text:p>
      <text:p text:style-name="P10">1 4</text:p>
      <text:p text:style-name="P10"><text:soft-page-break/>1 5</text:p>
      <text:p text:style-name="P10">2 6</text:p>
      <text:p text:style-name="P10">2 7</text:p>
      <text:p text:style-name="P10">3 4</text:p>
      <text:p text:style-name="P10">3 5</text:p>
      <text:p text:style-name="P10">4 7</text:p>
      <text:p text:style-name="P10">5 6</text:p>
      <text:p text:style-name="P10">6 7</text:p>
      <text:p text:style-name="P2">5 1000 8 4</text:p>
      <text:p text:style-name="P2">0.5 0.01</text:p>
      <text:p text:style-name="P2">20</text:p>
      <text:p text:style-name="P10">results V8 <text:span text:style-name="T2">1</text:span></text:p>
      <text:p text:style-name="P10">[-1.1314088 <text:s/>-0.96555007 -0.710182 <text:s text:c="2"/>-0.40716803 -0.20313427 <text:s/>0.17476912</text:p>
      <text:p text:style-name="P10"><text:s text:c="3"/>0.34779787 <text:s/>0.41095504 <text:s/>0.52138245 <text:s/>0.66960084]</text:p>
      <text:p text:style-name="P10"><text:s/>[ 1.1319852 <text:s text:c="2"/>0.9672144 <text:s text:c="2"/>0.7117865 <text:s text:c="2"/>0.4034648 <text:s text:c="2"/>0.20408541 -0.17528513</text:p>
      <text:p text:style-name="P10"><text:s text:c="2"/>-0.34860653 -0.4111205 <text:s/>-0.52307224 -0.6746698 ]</text:p>
      <text:p text:style-name="P10"><text:s/>[ 1.1336514 <text:s text:c="2"/>0.971304 <text:s text:c="3"/>0.71689534 <text:s/>0.39669317 <text:s/>0.20629646 -0.17618053</text:p>
      <text:p text:style-name="P10"><text:s text:c="2"/>-0.3501561 <text:s/>-0.41140905 -0.5263778 <text:s/>-0.6853831 ]</text:p>
      <text:p text:style-name="P10"><text:s/>[-0.1613464 <text:s text:c="2"/>0.9305939 <text:s text:c="2"/>0.79676753 <text:s/>0.59955317 <text:s/>0.27709013 <text:s/>0.2663954</text:p>
      <text:p text:style-name="P10"><text:s text:c="2"/>-0.46790284 -0.35645005 -0.44140953 -0.48773178]</text:p>
      <text:p text:style-name="P10"><text:s/>[-0.26183918 <text:s/>0.8395881 <text:s text:c="2"/>0.79818946 <text:s/>0.605381 <text:s text:c="3"/>0.28414813 <text:s/>0.18358104</text:p>
      <text:p text:style-name="P10"><text:s text:c="2"/>-0.35951403 -0.34459415 -0.43982342 -0.48648483]</text:p>
      <text:p text:style-name="P10"><text:s/>[-1.1348658 <text:s/>-0.97390413 -0.7206905 <text:s/>-0.3943824 <text:s/>-0.20745085 <text:s/>0.17644708</text:p>
      <text:p text:style-name="P10"><text:s text:c="3"/>0.35079277 <text:s/>0.41156805 <text:s/>0.52781755 <text:s/>0.69047815]</text:p>
      <text:p text:style-name="P10"><text:s/>[-1.1338719 <text:s/>-0.97200227 -0.7180044 <text:s/>-0.39543185 -0.20672579 <text:s/>0.17634153</text:p>
      <text:p text:style-name="P10"><text:s text:c="3"/>0.35042283 <text:s/>0.41142818 <text:s/>0.52697116 <text:s/>0.68752563]</text:p>
      <text:p text:style-name="P10"><text:s/>[-1.1494967 <text:s/>-0.8383859 <text:s/>-0.9027746 <text:s text:c="2"/>0.38307077 -0.34593317 <text:s/>0.17931242</text:p>
      <text:p text:style-name="P10"><text:s text:c="3"/>0.35275182 <text:s/>0.3530412 <text:s/>-0.17146692 <text:s/>0.7251617 ]</text:p>
      <text:p text:style-name="P10"/>
      <text:p text:style-name="P10">parameters V10</text:p>
      <text:p text:style-name="P10">10 15</text:p>
      <text:p text:style-name="P11">0 1</text:p>
      <text:p text:style-name="P11">0 2</text:p>
      <text:p text:style-name="P11">0 3</text:p>
      <text:p text:style-name="P11">1 4</text:p>
      <text:p text:style-name="P11">1 5</text:p>
      <text:p text:style-name="P11">2 6</text:p>
      <text:p text:style-name="P11">2 7</text:p>
      <text:p text:style-name="P12">3 8</text:p>
      <text:p text:style-name="P12">3 9</text:p>
      <text:p text:style-name="P12">4 5</text:p>
      <text:p text:style-name="P12">4 6</text:p>
      <text:p text:style-name="P12">5 6</text:p>
      <text:p text:style-name="P12">7 8</text:p>
      <text:p text:style-name="P12">7 9</text:p>
      <text:p text:style-name="P12">8 9</text:p>
      <text:p text:style-name="P3">5 1000 8 4</text:p>
      <text:p text:style-name="P3">0.5 0.01</text:p>
      <text:p text:style-name="P3">20</text:p>
      <text:p text:style-name="P12">results V10</text:p>
      <text:p text:style-name="P12">[ 1.0072813 <text:s text:c="2"/>0.7679644 <text:s text:c="2"/>0.27988875 -0.2672753 <text:s/>-0.19041407 -0.15817805</text:p>
      <text:p text:style-name="P12"><text:soft-page-break/><text:s text:c="2"/>-0.32742545 -0.4556489 <text:s text:c="2"/>0.7209438 <text:s text:c="2"/>0.5445063 ]</text:p>
      <text:p text:style-name="P12"><text:s/>[ 0.7996708 <text:s text:c="2"/>0.7311463 <text:s text:c="2"/>0.58346856 <text:s/>0.3580796 <text:s text:c="2"/>0.23027578 -0.11599756</text:p>
      <text:p text:style-name="P12"><text:s text:c="2"/>-0.21697447 -0.37077624 -0.5342222 <text:s/>-0.57643497]</text:p>
      <text:p text:style-name="P12"><text:s/>[-0.37933612 <text:s/>0.69296646 <text:s/>0.5888483 <text:s text:c="2"/>0.36661023 <text:s/>0.24174243 <text:s/>0.18184079</text:p>
      <text:p text:style-name="P12"><text:s text:c="2"/>-0.33691552 -0.3536939 <text:s/>-0.51582485 -0.55851793]</text:p>
      <text:p text:style-name="P12"><text:s/>[ 0.37454835 <text:s/>0.18290405 -0.850797 <text:s text:c="2"/>-0.49198312 <text:s/>0.3280698 <text:s/>-0.02839916</text:p>
      <text:p text:style-name="P12"><text:s text:c="2"/>-0.4162474 <text:s text:c="2"/>0.67781466 <text:s/>0.49280915 -0.95440465]</text:p>
      <text:p text:style-name="P12"><text:s/>[-0.4005417 <text:s/>-0.8670566 <text:s/>-0.6539809 <text:s/>-0.37815672 -0.24590147 <text:s/>0.09565344</text:p>
      <text:p text:style-name="P12"><text:s text:c="3"/>0.13184613 <text:s/>0.3792405 <text:s text:c="2"/>0.5292926 <text:s text:c="2"/>0.5801854 ]</text:p>
      <text:p text:style-name="P12"><text:s/>[-1.1494011 <text:s/>-0.8606602 <text:s/>-0.60588795 -0.3359373 <text:s/>-0.2345544 <text:s text:c="2"/>0.16956453</text:p>
      <text:p text:style-name="P12"><text:s text:c="3"/>0.37932858 <text:s/>0.44257775 <text:s/>0.5747618 <text:s text:c="2"/>0.654273 <text:s/>]</text:p>
      <text:p text:style-name="P12"><text:s/>[ 1.131137 <text:s text:c="3"/>0.8493505 <text:s text:c="2"/>0.58400285 <text:s/>0.32988548 <text:s/>0.22137535 -0.16776718</text:p>
      <text:p text:style-name="P12"><text:s text:c="2"/>-0.37600565 -0.44203255 -0.5740429 <text:s/>-0.6439556 ]</text:p>
      <text:p text:style-name="P12"><text:s/>[ 0.85446453 <text:s/>0.7348681 <text:s text:c="2"/>0.5692702 <text:s text:c="2"/>0.35328004 <text:s/>0.22548401 -0.1203419</text:p>
      <text:p text:style-name="P12"><text:s text:c="2"/>-0.2387156 <text:s/>-0.37378493 -0.5355541 <text:s/>-0.5766697 ]</text:p>
      <text:p text:style-name="P12"/>
      <text:p text:style-name="P13">parameters V8 2</text:p>
      <text:p text:style-name="P13">8 12</text:p>
      <text:p text:style-name="P13">0 1</text:p>
      <text:p text:style-name="P13">0 3</text:p>
      <text:p text:style-name="P13">0 3</text:p>
      <text:p text:style-name="P13">1 2</text:p>
      <text:p text:style-name="P13">1 3</text:p>
      <text:p text:style-name="P13">2 3</text:p>
      <text:p text:style-name="P13">4 5</text:p>
      <text:p text:style-name="P13">4 6</text:p>
      <text:p text:style-name="P13">4 7</text:p>
      <text:p text:style-name="P13">5 6</text:p>
      <text:p text:style-name="P13">5 7</text:p>
      <text:p text:style-name="P13">6 7</text:p>
      <text:p text:style-name="P4">5 1000 8 4</text:p>
      <text:p text:style-name="P4">0.5 0.01</text:p>
      <text:p text:style-name="P4">20</text:p>
      <text:p text:style-name="P13">results V8 2</text:p>
      <text:p text:style-name="P13">8 12</text:p>
      <text:p text:style-name="P13">0 1</text:p>
      <text:p text:style-name="P13">0 3</text:p>
      <text:p text:style-name="P13">0 3</text:p>
      <text:p text:style-name="P13">1 2</text:p>
      <text:p text:style-name="P13">1 3</text:p>
      <text:p text:style-name="P13">2 3</text:p>
      <text:p text:style-name="P13">4 5</text:p>
      <text:p text:style-name="P13">4 6</text:p>
      <text:p text:style-name="P13">4 7</text:p>
      <text:p text:style-name="P13">5 6</text:p>
      <text:p text:style-name="P13">5 7</text:p>
      <text:p text:style-name="P13">6 7</text:p>
      <text:p text:style-name="P4">5 1000 8 4</text:p>
      <text:p text:style-name="P4">0.5 0.01</text:p>
      <text:p text:style-name="P4">20</text:p>
      <text:p text:style-name="P4"/>
      <text:p text:style-name="P4"><text:soft-page-break/>[-0.95535034 -0.76728773 -0.6637591 <text:s/>-0.39604905 -0.27145815 <text:s/>0.16668823</text:p>
      <text:p text:style-name="P4"><text:s text:c="3"/>0.40051052 <text:s/>0.4162721 <text:s text:c="2"/>0.4862409 <text:s text:c="2"/>0.58464164]</text:p>
      <text:p text:style-name="P4"><text:s/>[ 0.9554207 <text:s text:c="2"/>0.76635796 <text:s/>0.66517574 <text:s/>0.39814255 <text:s/>0.2730253 <text:s/>-0.1658222</text:p>
      <text:p text:style-name="P4"><text:s text:c="2"/>-0.3999911 <text:s/>-0.41601244 -0.48576272 -0.5860692 ]</text:p>
      <text:p text:style-name="P4"><text:s/>[ 0.27774906 -0.90629727 -0.59706867 -0.25129163 <text:s/>0.11922842 -0.37288672</text:p>
      <text:p text:style-name="P4"><text:s text:c="3"/>0.6796924 <text:s text:c="2"/>0.4622342 <text:s text:c="2"/>0.5459441 <text:s/>-1.2261391 ]</text:p>
      <text:p text:style-name="P4"><text:s/>[-0.29210472 <text:s/>0.7428876 <text:s text:c="2"/>0.68015987 <text:s/>0.450628 <text:s text:c="3"/>0.29976344 <text:s/>0.22771767</text:p>
      <text:p text:style-name="P4"><text:s text:c="2"/>-0.52445954 -0.3969864 <text:s/>-0.45499483 -0.6248447 ]</text:p>
      <text:p text:style-name="P4"><text:s/>[ 0.44798744 -0.65443295 -0.70312345 -0.50389475 -0.3260116 <text:s/>-0.15769498</text:p>
      <text:p text:style-name="P4"><text:s text:c="3"/>0.39876288 <text:s/>0.37862533 <text:s/>0.4605667 <text:s text:c="2"/>0.6406799 ]</text:p>
      <text:p text:style-name="P4"><text:s/>[-0.9051459 <text:s/>-0.7327386 <text:s/>-0.6501793 <text:s/>-0.4060599 <text:s/>-0.2922197 <text:s text:c="2"/>0.16213976</text:p>
      <text:p text:style-name="P4"><text:s text:c="3"/>0.38391724 <text:s/>0.40195978 <text:s/>0.4670796 <text:s text:c="2"/>0.5937025 ]</text:p>
      <text:p text:style-name="P4"><text:s/>[-0.848244 <text:s text:c="2"/>-0.6920033 <text:s/>-0.644342 <text:s text:c="2"/>-0.42830062 -0.30963406 <text:s/>0.15643221</text:p>
      <text:p text:style-name="P4"><text:s text:c="3"/>0.35630697 <text:s/>0.38412866 <text:s/>0.45537323 <text:s/>0.6101675 ]</text:p>
      <text:p text:style-name="P4"><text:s/>[-0.865276 <text:s text:c="2"/>-0.7041569 <text:s/>-0.64861995 -0.42461205 -0.30640528 <text:s/>0.15619539</text:p>
      <text:p text:style-name="P4"><text:s text:c="3"/>0.36397946 <text:s/>0.3895416 <text:s text:c="2"/>0.4583409 <text:s text:c="2"/>0.6068902 ]</text:p>
      <text:p text:style-name="P4"/>
      <text:p text:style-name="P4"/>
      <text:p text:style-name="P16"><text:span text:style-name="T4">right parameters</text:span> 4.264294940229279, 5.161580878492218, 5.308065104480606, 5.392154979701859, 5.240305829044205, 6.255779373641831</text:p>
      <text:p text:style-name="P17">4.331913161273819, 5.049367922540528, 5.410125303264481, 5.524253177638871, 5.3806266069372715, 6.078958857055527</text:p>
      <text:p text:style-name="P17"/>
      <text:p text:style-name="P17">5.0768937647303165, 5.4477278470953525, 5.942250239845139, 5.91653286218248, 4.896103608604294, 4.821165594454628</text:p>
      <text:p text:style-name="P17"/>
      <text:p text:style-name="P17">5.141328501697403, 5.612262058254105, 5.818592178817612, 5.841150867935044, 4.9487789750059665, 4.77648014127813</text:p>
      <text:p text:style-name="P17"/>
      <text:p text:style-name="P17">5.078694003816468, 5.548926281925064, 5.870940554138047, 5.925062882896286, 4.8170951262076915, 4.759591902788502</text:p>
      <text:p text:style-name="P17"/>
      <text:p text:style-name="P17"/>
      <text:p text:style-name="P18">p=5</text:p>
      <text:p text:style-name="P18">4.198609101768357, 5.151329296823365, 5.294390368457657, 5.614799487586838, 5.904216873641831, 5.49617724418245, 5.350643622871262, 5.419719147678238, 4.579967963691574, 4.661851837482077</text:p>
      <text:p text:style-name="P18">5.18202843069635, 5.056640344854218, 5.318278777595383, 5.650821673866135, 6.0903640866240085, 5.644084560867173, 5.25744615792833, 5.204511928554398, 4.828215676542145, 4.744639444347245</text:p>
      <text:p text:style-name="P18">4.834357108171803, 5.949628221984726, 5.8679495930632175, 5.826170432563645, 6.277627933021408, 5.390069472785813, 5.487068700786454, 5.2101475775202335, 5.229591178890091, 4.8662846565207065</text:p>
      <text:p text:style-name="P19">p=4</text:p>
      <text:p text:style-name="P18">4.682127687331063, 5.875694262977463, 5.430207061763626, 4.870220768447739, 5.337950098510605, 5.83062993287645, 6.029655206199509, 6.245279657836777</text:p>
      <text:p text:style-name="P18"/>
      <text:p text:style-name="P18"/>
      <text:p text:style-name="P18"/>
      <text:p text:style-name="P17"/>
      <text:p text:style-name="P1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7T11:09:52.100712221</meta:creation-date>
    <dc:date>2022-07-27T21:28:20.764451932</dc:date>
    <meta:editing-duration>PT2H34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5" meta:paragraph-count="222" meta:word-count="850" meta:character-count="7738" meta:non-whitespace-character-count="6594"/>
  </office:meta>
</office:document-meta>
</file>